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color="#008080" draw:marker-start="Dimension_20_Lines" draw:marker-end="Dimension_20_Lines" draw:textarea-horizontal-align="center" draw:textarea-vertical-align="middle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3cm" svg:y="2.9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3.5cm" svg:y="2.185cm">
          <text:p text:style-name="P1">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1cm" svg:x="0cm" svg:y="0.9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0.5cm" svg:y="0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5cm" svg:height="1.25cm" svg:x="2cm" svg:y="0.704cm">
          <draw:text-box>
            <text:p>… … … … …</text:p>
          </draw:text-box>
        </draw:frame>
        <draw:custom-shape draw:style-name="gr1" draw:text-style-name="P1" draw:layer="layout" svg:width="2cm" svg:height="1cm" svg:x="5cm" svg:y="2.9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5.5cm" svg:y="2.185cm">
          <text:p text:style-name="P1">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3cm" svg:height="1.25cm" svg:x="0cm" svg:y="2.954cm">
          <draw:text-box>
            <text:p>… … ...</text:p>
          </draw:text-box>
        </draw:frame>
        <draw:line draw:style-name="gr6" draw:text-style-name="P3" draw:layer="layout" svg:x1="2cm" svg:y1="3.233cm" svg:x2="3cm" svg:y2="3.233cm">
          <text:p text:style-name="P2"><text:span text:style-name="T1">Idle</text:span></text:p>
          <text:p text:style-name="P2"><text:span text:style-name="T1">Delay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  <draw:line draw:style-name="gr6" draw:text-style-name="P3" draw:layer="layout" svg:x1="4.25cm" svg:y1="2.801cm" svg:x2="5.5cm" svg:y2="2.801cm">
          <text:p text:style-name="P2"><text:span text:style-name="T1"><text:s text:c="4"/></text:span><text:span text:style-name="T1">Repeat</text:span></text:p>
          <text:p text:style-name="P2"><text:span text:style-name="T1"><text:s text:c="4"/></text:span><text:span text:style-name="T1">Delay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056cm" fo:page-height="4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8-02T15:07:15</dc:date>
    <meta:editing-duration>PT00H35M11S</meta:editing-duration>
    <meta:editing-cycles>18</meta:editing-cycles>
    <meta:generator>OpenOffice.org/3.2$Unix OpenOffice.org_project/320m19$Build-9505</meta:generator>
    <meta:document-statistic meta:object-count="10"/>
  </office:meta>
</office:document-meta>
</file>